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fo:margin-top="0.0791in" fo:margin-bottom="0.0791in" style:contextual-spacing="false" fo:line-height="115%" fo:text-align="justify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margin-top="0.0791in" fo:margin-bottom="0.0791in" style:contextual-spacing="false" fo:line-height="115%" fo:text-align="justify" style:justify-single-word="false"/>
      <style:text-properties fo:font-size="11pt" officeooo:paragraph-rsid="0016b082" style:font-size-asian="11pt" style:font-size-complex="11pt"/>
    </style:style>
    <style:style style:name="P4" style:family="paragraph" style:parent-style-name="Standard">
      <style:paragraph-properties fo:margin-top="0.0791in" fo:margin-bottom="0.0791in" style:contextual-spacing="false" fo:line-height="115%"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officeooo:rsid="0016b082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СОГЛАСИЕ НА ПУБЛИКАЦИЮ ТЕЗИСОВ ДОКЛАДА</text:p>
      <text:p text:style-name="P2">Мы <text:span text:style-name="T2">Шаббир Кафи Ул, Извеков Олег Ярославович, Конюхов Андрей Викторович,</text:span> настоящим подтверждаем свое согласие на публикацию в бумажном и электронном виде отредактированного варианта тезисов доклада <text:span text:style-name="T2">Моделирование двухфазного потока в пористой среде с использованием двумерной сетевой модели </text:span>в сборнике докладов: <text:span text:style-name="T2">Труды 66-й Всероссийской научной конференции МФТИ.</text:span></text:p>
      <text:p text:style-name="P2">В момент принятия оригинальной версии тезисов доклада к печати авторы передаетют издателю – право на распространение оригинальной версии, включая электронные формы, микрофильмирование и иные подобные формы воспроизведения. </text:p>
      <text:p text:style-name="P2">Авторы гарантируют, что данные тезисы доклада является подлинными и что авторы имеют право осуществить такую передачу. Представленные тезисы доклада не публиковались ранее в других изданиях в их нынешней или близкой по содержанию форме и не находятся на рассмотрении в редакциях других издательств. Публикация тезисов доклада не нарушает ни одно из существующих авторских прав и гарантирует издателю возмещение убытков в случае выявления подобных нарушений. </text:p>
      <text:p text:style-name="P2">Также авторы гарантируют, что результаты, приведенные в тексте тезисов без ссылки на источник заимствования, получены авторами лично и не являются творчеством других авторов или/и средств искусственного интеллекта. </text:p>
      <text:p text:style-name="P2">Одновременно заявляем, что передаем МФТИ свое право на издание и распространение тезисов доклада вместе с приведенными персональными данными об авторе(ах) в электронной и бумажной версиях, в том числе предоставление этой информации: <text:s/></text:p>
      <text:p text:style-name="P3">в Российскую государственную библиотеку РГБ и в РКП (филиал ИТАР ТАСС) для государственной регистрации обязательного экземпляра печатного издания и в электронной форме;</text:p>
      <text:p text:style-name="P3">в Библиотеку МФТИ;</text:p>
      <text:p text:style-name="P3">в иные базы данных научной информации, электронно-библиотечные системы, научные информационные ресурсы в сети Интернет; использование на безвозмездной основе метаданных (название, имя автора (правообладателя), аннотации, библиографических материалов и пр.) с целью их включения в базу данных Российского индекса научного цитирования (РИНЦ) и доведения до всеобщего сведения, обработки и систематизации в других базах цитирования.</text:p>
      <text:p text:style-name="P2">Предоставляю свои персональные данные без ограничения по сроку (фамилия, имя, отчество; дату рождения; сведения об образовании; сведения о месте работы и занимаемой должности, электронную почту, контактный телефон) для их хранения и обработки в различных базах данных и информационных системах, включения в аналитические и статистические отчетности и т.п. Издатель имеет право передать указанные данные для обработки и хранения третьим лицам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07:50:04.293799055</meta:creation-date>
    <dc:date>2024-03-01T07:59:00.978099901</dc:date>
    <meta:editing-duration>PT8M57S</meta:editing-duration>
    <meta:editing-cycles>1</meta:editing-cycles>
    <meta:document-statistic meta:table-count="0" meta:image-count="0" meta:object-count="0" meta:page-count="1" meta:paragraph-count="10" meta:word-count="333" meta:character-count="2585" meta:non-whitespace-character-count="2256"/>
    <meta:generator>LibreOffice/7.6.4.1$Linux_X86_64 LibreOffice_project/60$Build-1</meta:generator>
  </office:meta>
</office:document-meta>
</file>